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fca93" officeooo:paragraph-rsid="001fca93"/>
    </style:style>
    <style:style style:name="P2" style:family="paragraph" style:parent-style-name="Text_20_body">
      <style:paragraph-properties fo:text-align="center" style:justify-single-word="false"/>
      <style:text-properties officeooo:rsid="001fca93" officeooo:paragraph-rsid="001fca93"/>
    </style:style>
    <style:style style:name="P3" style:family="paragraph" style:parent-style-name="Text_20_body">
      <style:paragraph-properties fo:text-align="start" style:justify-single-word="false"/>
      <style:text-properties officeooo:rsid="001fca93" officeooo:paragraph-rsid="001fca93"/>
    </style:style>
    <style:style style:name="P4" style:family="paragraph" style:parent-style-name="Subtitle">
      <style:text-properties officeooo:rsid="001fca93" officeooo:paragraph-rsid="001fca93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run-through="foreground" style:wrap="dynamic" style:number-wrapped-paragraphs="no-limit" style:wrap-contour="false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92 – Assignment 2</text:p>
      <text:p text:style-name="P4">Taber McFarlin and Matt Swentzel</text:p>
      <text:p text:style-name="P2">We pledge our honor that we have abided by the Stevens Honor System.</text:p>
      <text:p text:style-name="P3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0:37:13.994012145</meta:creation-date>
    <meta:generator>LibreOffice/5.4.5.1$Linux_X86_64 LibreOffice_project/40m0$Build-1</meta:generator>
    <dc:date>2018-04-15T21:07:50.933431353</dc:date>
    <meta:editing-duration>PT30M36S</meta:editing-duration>
    <meta:editing-cycles>3</meta:editing-cycles>
    <meta:document-statistic meta:table-count="0" meta:image-count="0" meta:object-count="2" meta:page-count="1" meta:paragraph-count="3" meta:word-count="21" meta:character-count="120" meta:non-whitespace-character-count="1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55cm" svg:y="0.315cm" chart:style-name="ch2">
          <text:p>Demand Paging</text:p>
        </chart:title>
        <chart:legend chart:legend-position="end" svg:x="13.676cm" svg:y="3.702cm" style:legend-expansion="high" chart:style-name="ch3"/>
        <chart:plot-area chart:style-name="ch4" chart:data-source-has-labels="both" svg:x="1.33cm" svg:y="1.273cm" svg:width="12.027cm" svg:height="6.566cm">
          <chartooo:coordinate-region svg:x="2.507cm" svg:y="1.473cm" svg:width="10.478cm" svg:height="5.719cm"/>
          <chart:axis chart:dimension="x" chart:name="primary-x" chart:style-name="ch5" chartooo:axis-type="auto">
            <chartooo:date-scale/>
            <chart:title svg:x="6.545cm" svg:y="8.018cm" chart:style-name="ch6">
              <text:p>Page Size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103cm" chart:style-name="ch7">
              <text:p>Swap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:</text:p>
              </table:table-cell>
              <table:table-cell office:value-type="string">
                <text:p>LRU:</text:p>
              </table:table-cell>
              <table:table-cell office:value-type="string">
                <text:p>Clock: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86383">
                <text:p>186383</text:p>
              </table:table-cell>
              <table:table-cell office:value-type="float" office:value="185063">
                <text:p>185063</text:p>
              </table:table-cell>
              <table:table-cell office:value-type="float" office:value="184891">
                <text:p>1848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6960">
                <text:p>146960</text:p>
              </table:table-cell>
              <table:table-cell office:value-type="float" office:value="138732">
                <text:p>138732</text:p>
              </table:table-cell>
              <table:table-cell office:value-type="float" office:value="138530">
                <text:p>1385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7229">
                <text:p>127229</text:p>
              </table:table-cell>
              <table:table-cell office:value-type="float" office:value="115554">
                <text:p>115554</text:p>
              </table:table-cell>
              <table:table-cell office:value-type="float" office:value="115511">
                <text:p>1155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2340">
                <text:p>122340</text:p>
              </table:table-cell>
              <table:table-cell office:value-type="float" office:value="103414">
                <text:p>103414</text:p>
              </table:table-cell>
              <table:table-cell office:value-type="float" office:value="104581">
                <text:p>1045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2600">
                <text:p>132600</text:p>
              </table:table-cell>
              <table:table-cell office:value-type="float" office:value="98712">
                <text:p>98712</text:p>
              </table:table-cell>
              <table:table-cell office:value-type="float" office:value="110045">
                <text:p>110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818cm" svg:y="0.315cm" chart:style-name="ch2">
          <text:p>Pre-Paging</text:p>
        </chart:title>
        <chart:legend chart:legend-position="end" svg:x="13.676cm" svg:y="3.702cm" style:legend-expansion="high" chart:style-name="ch3"/>
        <chart:plot-area chart:style-name="ch4" chart:data-source-has-labels="both" svg:x="1.33cm" svg:y="1.273cm" svg:width="12.027cm" svg:height="6.566cm">
          <chartooo:coordinate-region svg:x="2.692cm" svg:y="1.472cm" svg:width="10.478cm" svg:height="5.72cm"/>
          <chart:axis chart:dimension="x" chart:name="primary-x" chart:style-name="ch5" chartooo:axis-type="auto">
            <chartooo:date-scale/>
            <chart:title svg:x="6.545cm" svg:y="8.018cm" chart:style-name="ch6">
              <text:p>Page Size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103cm" chart:style-name="ch7">
              <text:p>Swap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:</text:p>
              </table:table-cell>
              <table:table-cell office:value-type="string">
                <text:p>LRU:</text:p>
              </table:table-cell>
              <table:table-cell office:value-type="string">
                <text:p>Clock: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02409">
                <text:p>102409</text:p>
              </table:table-cell>
              <table:table-cell office:value-type="float" office:value="99933">
                <text:p>99933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221">
                <text:p>100221</text:p>
              </table:table-cell>
              <table:table-cell office:value-type="float" office:value="95161">
                <text:p>95161</text:p>
              </table:table-cell>
              <table:table-cell office:value-type="float" office:value="94349">
                <text:p>943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6217">
                <text:p>106217</text:p>
              </table:table-cell>
              <table:table-cell office:value-type="float" office:value="93952">
                <text:p>93952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0077">
                <text:p>120077</text:p>
              </table:table-cell>
              <table:table-cell office:value-type="float" office:value="92817">
                <text:p>92817</text:p>
              </table:table-cell>
              <table:table-cell office:value-type="float" office:value="98303">
                <text:p>98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7230">
                <text:p>177230</text:p>
              </table:table-cell>
              <table:table-cell office:value-type="float" office:value="112106">
                <text:p>112106</text:p>
              </table:table-cell>
              <table:table-cell office:value-type="float" office:value="260793">
                <text:p>260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